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ffff00"/>
    </style:style>
    <style:style style:name="P3" style:family="paragraph" style:parent-style-name="Standard">
      <style:paragraph-properties fo:break-before="page"/>
    </style:style>
    <style:style style:name="P4" style:family="paragraph" style:parent-style-name="Standard">
      <style:paragraph-properties fo:margin-left="0.4925in" fo:margin-right="0in" fo:text-indent="0in" style:auto-text-indent="false"/>
    </style:style>
    <style:style style:name="P5" style:family="paragraph" style:parent-style-name="Standard" style:list-style-name="L1">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T1"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boratory testing conducted by state public health laboratories in Connecticut, Maryland, Pennsylvania and Wisconsin has isolated salmonellae from 53 of 55 samples taken from intact packages of frozen yellow fin tuna scrape from sushi prepared with the implicated scrape tuna product.</text:p>
      <text:p text:style-name="Text_20_body"/>
      <text:p text:style-name="Text_20_body">1-laboratory testing conducted by state public health laboratories in Connecticut , Maryland , Pennsylvania and Wisconsin <text:s/>. </text:p>
      <table:table table:name="Table1" table:style-name="Table1">
        <table:table-column table:style-name="Table1.A"/>
        <table:table-column table:style-name="Table1.B"/>
        <table:table-row>
          <table:table-cell table:style-name="Table1.A1" office:value-type="string">
            <text:p text:style-name="Table_20_Contents">'nn': ['testing-2', 'laboratory-1']</text:p>
          </table:table-cell>
          <table:table-cell table:style-name="Table1.B1" office:value-type="string">
            <text:p text:style-name="Table_20_Contents">testing-2 <text:s text:c="2"/>-- <text:s text:c="2"/>laboratory-1 </text:p>
          </table:table-cell>
        </table:table-row>
        <table:table-row>
          <table:table-cell table:style-name="Table1.A2" office:value-type="string">
            <text:p text:style-name="Table_20_Contents">'nsubj': ['conducted-3', 'testing-2']</text:p>
          </table:table-cell>
          <table:table-cell table:style-name="Table1.B2" office:value-type="string">
            <text:p text:style-name="P1">conducted-3 <text:s text:c="2"/>is-Arg0 <text:s text:c="2"/>testing-2</text:p>
          </table:table-cell>
        </table:table-row>
        <table:table-row>
          <table:table-cell table:style-name="Table1.A2" office:value-type="string">
            <text:p text:style-name="Table_20_Contents">'root': ['ROOT-0', 'conducted-3']</text:p>
          </table:table-cell>
          <table:table-cell table:style-name="Table1.B2" office:value-type="string">
            <text:p text:style-name="Table_20_Contents"/>
          </table:table-cell>
        </table:table-row>
        <table:table-row>
          <table:table-cell table:style-name="Table1.A2" office:value-type="string">
            <text:p text:style-name="Table_20_Contents">'nn': ['laboratories-8', 'state-5']</text:p>
          </table:table-cell>
          <table:table-cell table:style-name="Table1.B2" office:value-type="string">
            <text:p text:style-name="Standard">laboratories-8 <text:s text:c="2"/>-- <text:s text:c="2"/>state-5 </text:p>
          </table:table-cell>
        </table:table-row>
        <table:table-row>
          <table:table-cell table:style-name="Table1.A2" office:value-type="string">
            <text:p text:style-name="Table_20_Contents">'amod': ['laboratories-8', 'public-6']</text:p>
          </table:table-cell>
          <table:table-cell table:style-name="Table1.B2" office:value-type="string">
            <text:p text:style-name="Standard">laboratories-8 <text:s text:c="2"/>is <text:s text:c="2"/>public-6 </text:p>
          </table:table-cell>
        </table:table-row>
        <table:table-row>
          <table:table-cell table:style-name="Table1.A2" office:value-type="string">
            <text:p text:style-name="Table_20_Contents">'nn': ['laboratories-8', 'health-7']</text:p>
          </table:table-cell>
          <table:table-cell table:style-name="Table1.B2" office:value-type="string">
            <text:p text:style-name="Standard">laboratories-8 <text:s text:c="2"/>-- <text:s text:c="2"/>health-7 </text:p>
          </table:table-cell>
        </table:table-row>
        <table:table-row>
          <table:table-cell table:style-name="Table1.A2" office:value-type="string">
            <text:p text:style-name="Table_20_Contents">'prep_by': ['conducted-3', 'laboratories-8']</text:p>
          </table:table-cell>
          <table:table-cell table:style-name="Table1.B2" office:value-type="string">
            <text:p text:style-name="Standard"><text:span text:style-name="T1">conducted-3</text:span> <text:s text:c="2"/>by <text:s text:c="2"/>laboratories-8 </text:p>
          </table:table-cell>
        </table:table-row>
        <table:table-row>
          <table:table-cell table:style-name="Table1.A2" office:value-type="string">
            <text:p text:style-name="Table_20_Contents">'prep_in': ['conducted-3', 'Connecticut-10']</text:p>
          </table:table-cell>
          <table:table-cell table:style-name="Table1.B2" office:value-type="string">
            <text:p text:style-name="Standard"><text:span text:style-name="T1">conducted-3 </text:span><text:s text:c="2"/>in <text:s text:c="2"/>Connecticut-10 </text:p>
          </table:table-cell>
        </table:table-row>
        <table:table-row>
          <table:table-cell table:style-name="Table1.A2" office:value-type="string">
            <text:p text:style-name="Table_20_Contents">'prep_in': ['conducted-3', 'Maryland-12']</text:p>
          </table:table-cell>
          <table:table-cell table:style-name="Table1.B2" office:value-type="string">
            <text:p text:style-name="Standard"><text:span text:style-name="T1">conducted-3</text:span> <text:s text:c="2"/>in <text:s text:c="2"/>Maryland-12 </text:p>
          </table:table-cell>
        </table:table-row>
        <table:table-row>
          <table:table-cell table:style-name="Table1.A2" office:value-type="string">
            <text:p text:style-name="Table_20_Contents">'conj_and': ['Connecticut-10', 'Maryland-12']</text:p>
          </table:table-cell>
          <table:table-cell table:style-name="Table1.B2" office:value-type="string">
            <text:p text:style-name="Table_20_Contents"/>
          </table:table-cell>
        </table:table-row>
        <table:table-row>
          <table:table-cell table:style-name="Table1.A2" office:value-type="string">
            <text:p text:style-name="Table_20_Contents">'prep_in': ['conducted-3', 'Pennsylvania-14']</text:p>
          </table:table-cell>
          <table:table-cell table:style-name="Table1.B2" office:value-type="string">
            <text:p text:style-name="Standard"><text:span text:style-name="T1">conducted-3</text:span> <text:s text:c="2"/>in <text:s text:c="2"/>Pennsylvania-14 </text:p>
          </table:table-cell>
        </table:table-row>
        <table:table-row>
          <table:table-cell table:style-name="Table1.A2" office:value-type="string">
            <text:p text:style-name="Table_20_Contents">'conj_and': ['Connecticut-10', 'Pennsylvania-14']</text:p>
          </table:table-cell>
          <table:table-cell table:style-name="Table1.B2" office:value-type="string">
            <text:p text:style-name="Table_20_Contents"/>
          </table:table-cell>
        </table:table-row>
        <table:table-row>
          <table:table-cell table:style-name="Table1.A2" office:value-type="string">
            <text:p text:style-name="Table_20_Contents">'prep_in': ['conducted-3', 'Wisconsin-16']</text:p>
          </table:table-cell>
          <table:table-cell table:style-name="Table1.B2" office:value-type="string">
            <text:p text:style-name="Standard"><text:span text:style-name="T1">conducted-3</text:span> <text:s text:c="2"/>in <text:s text:c="2"/>Wisconsin-16 </text:p>
          </table:table-cell>
        </table:table-row>
        <table:table-row>
          <table:table-cell table:style-name="Table1.A2" office:value-type="string">
            <text:p text:style-name="Table_20_Contents">'conj_and': ['Connecticut-10', 'Wisconsin-16']</text:p>
          </table:table-cell>
          <table:table-cell table:style-name="Table1.B2" office:value-type="string">
            <text:p text:style-name="Table_20_Contents"/>
          </table:table-cell>
        </table:table-row>
      </table:table>
      <text:p text:style-name="Standard"/>
      <text:p text:style-name="Table_20_Contents">testing-2 <text:s text:c="2"/>-- <text:s text:c="2"/>laboratory-1</text:p>
      <text:p text:style-name="Standard">laboratories-8 <text:s text:c="2"/>-- <text:s text:c="2"/>state-5 </text:p>
      <text:p text:style-name="Standard">laboratories-8 <text:s text:c="2"/>is <text:s text:c="2"/>public-6 </text:p>
      <text:p text:style-name="Standard">laboratories-8 <text:s text:c="2"/>-- <text:s text:c="2"/>health-7 </text:p>
      <text:p text:style-name="Standard">testing-2 <text:s text:c="2"/>conducted-by <text:s text:c="2"/>laboratories-8 </text:p>
      <text:p text:style-name="Standard">testing-2 <text:s text:c="2"/>conducted-in <text:s text:c="2"/>Connecticut-10 </text:p>
      <text:p text:style-name="Standard">testing-2 <text:s text:c="2"/>conducted-in <text:s text:c="2"/>Maryland-12 </text:p>
      <text:p text:style-name="Standard">testing-2 <text:s text:c="2"/>conducted-in <text:s text:c="2"/>Pennsylvania-14 </text:p>
      <text:p text:style-name="Standard">testing-2 <text:s text:c="2"/>conducted-in <text:s text:c="2"/>Wisconsin-16 </text:p>
      <text:p text:style-name="Standard"/>
      <text:p text:style-name="Standard">test-2 <text:s/>is <text:s/>thing-led</text:p>
      <text:p text:style-name="Standard">test-2 <text:s text:c="2"/>-- <text:s text:c="2"/>laboratory-1</text:p>
      <text:p text:style-name="Standard"/>
      <text:p text:style-name="P1">laboratory-8 <text:s/>is <text:s/>conductor</text:p>
      <text:p text:style-name="Standard">laboratory-8 <text:s text:c="2"/>-- <text:s text:c="2"/>state-5</text:p>
      <text:p text:style-name="Standard">laboratory-8 <text:s text:c="2"/>is <text:s text:c="2"/>public-6</text:p>
      <text:p text:style-name="Standard">laboratory-8 <text:s text:c="2"/>-- <text:s text:c="2"/>health-7</text:p>
      <text:p text:style-name="Standard"/>
      <text:p text:style-name="Standard"><text:span text:style-name="T1">connecticut-1 <text:s/>is <text:s/>conductor</text:span></text:p>
      <text:p text:style-name="Standard">maryland-1 <text:s/>is <text:s/>conductor</text:p>
      <text:p text:style-name="Standard">Pennsylvanium-1 <text:s/>is <text:s/>conductor</text:p>
      <text:p text:style-name="Standard">wisconsin-1 <text:s/>is <text:s/>conductor</text:p>
      <text:p text:style-name="Standard"/>
      <text:p text:style-name="Standard"><text:soft-page-break/></text:p>
      <text:p text:style-name="Standard">test-2 <text:s text:c="2"/>conducted-by <text:s text:c="2"/>laboratory-8</text:p>
      <text:p text:style-name="Standard">test-2 <text:s text:c="2"/>conducted-in <text:s text:c="2"/>connecticut-1</text:p>
      <text:p text:style-name="Standard">test-2 <text:s text:c="2"/>conducted-in <text:s text:c="2"/>maryland-1</text:p>
      <text:p text:style-name="Standard">test-2 <text:s text:c="2"/>conducted-in <text:s text:c="2"/>Pennsylvanium-1</text:p>
      <text:p text:style-name="Standard">test-2 <text:s text:c="2"/>conducted-in <text:s text:c="2"/>wisconsin-1</text:p>
      <text:p text:style-name="Standard"/>
      <text:p text:style-name="Standard"/>
      <text:p text:style-name="Standard">2- laboratory testing isolated salmonellae from 53 of 55 samples <text:s/>. </text:p>
      <text:p text:style-name="Standard"/>
      <table:table table:name="Table2" table:style-name="Table2">
        <table:table-column table:style-name="Table2.A"/>
        <table:table-column table:style-name="Table2.B"/>
        <table:table-row>
          <table:table-cell table:style-name="Table2.A1" office:value-type="string">
            <text:p text:style-name="Standard">'nn': ['testing-2', 'laboratory-1']</text:p>
          </table:table-cell>
          <table:table-cell table:style-name="Table2.B1" office:value-type="string">
            <text:p text:style-name="Standard">testing-2 <text:s text:c="2"/>-- <text:s text:c="2"/>laboratory-1 </text:p>
          </table:table-cell>
        </table:table-row>
        <table:table-row>
          <table:table-cell table:style-name="Table2.A2" office:value-type="string">
            <text:p text:style-name="Standard">'nsubj': ['isolated-3', 'testing-2']</text:p>
          </table:table-cell>
          <table:table-cell table:style-name="Table2.B2" office:value-type="string">
            <text:p text:style-name="Standard">isolated-3 <text:s text:c="2"/>is-Arg0 <text:s text:c="2"/>testing-2 </text:p>
          </table:table-cell>
        </table:table-row>
        <table:table-row>
          <table:table-cell table:style-name="Table2.A2" office:value-type="string">
            <text:p text:style-name="Standard">'root': ['ROOT-0', 'isolated-3']</text:p>
          </table:table-cell>
          <table:table-cell table:style-name="Table2.B2" office:value-type="string">
            <text:p text:style-name="Table_20_Contents"/>
          </table:table-cell>
        </table:table-row>
        <table:table-row>
          <table:table-cell table:style-name="Table2.A2" office:value-type="string">
            <text:p text:style-name="Standard">'dobj': ['isolated-3', 'salmonellae-4']</text:p>
          </table:table-cell>
          <table:table-cell table:style-name="Table2.B2" office:value-type="string">
            <text:p text:style-name="Standard">isolated-3 <text:s text:c="2"/>is-Arg1 <text:s text:c="2"/>salmonellae-4 </text:p>
          </table:table-cell>
        </table:table-row>
        <table:table-row>
          <table:table-cell table:style-name="Table2.A2" office:value-type="string">
            <text:p text:style-name="Standard">'prep_from': ['isolated-3', '53-6']</text:p>
          </table:table-cell>
          <table:table-cell table:style-name="Table2.B2" office:value-type="string">
            <text:p text:style-name="Table_20_Contents">isolated-3 <text:s text:c="2"/>from <text:s text:c="2"/>53-6</text:p>
          </table:table-cell>
        </table:table-row>
        <table:table-row>
          <table:table-cell table:style-name="Table2.A2" office:value-type="string">
            <text:p text:style-name="Standard">'num': ['samples-9', '55-8']</text:p>
          </table:table-cell>
          <table:table-cell table:style-name="Table2.B2" office:value-type="string">
            <text:p text:style-name="Standard">samples-9 <text:s text:c="2"/>number <text:s text:c="2"/>55-8</text:p>
          </table:table-cell>
        </table:table-row>
        <table:table-row>
          <table:table-cell table:style-name="Table2.A2" office:value-type="string">
            <text:p text:style-name="Standard">'prep_of': ['53-6', 'samples-9']}</text:p>
          </table:table-cell>
          <table:table-cell table:style-name="Table2.B2" office:value-type="string">
            <text:p text:style-name="Standard">53-6 <text:s text:c="2"/>of <text:s text:c="2"/>samples-9 </text:p>
          </table:table-cell>
        </table:table-row>
      </table:table>
      <text:p text:style-name="Standard"/>
      <text:p text:style-name="Standard">samples-9 <text:s text:c="2"/>number <text:s text:c="2"/>55-8 </text:p>
      <text:p text:style-name="Standard">53-6 <text:s text:c="2"/>of <text:s text:c="2"/>samples-9 </text:p>
      <text:p text:style-name="Standard">testing-2 <text:s text:c="2"/>isolated <text:s text:c="2"/>salmonellae-4 </text:p>
      <text:p text:style-name="Standard">testing-2 <text:s text:c="2"/>isolated-from <text:s text:c="2"/>53-6 </text:p>
      <text:p text:style-name="Standard"/>
      <text:p text:style-name="Standard"/>
      <text:p text:style-name="Standard">3-53 of 55 samples taken from intact packages of frozen yellow fin tuna scrape from sushi <text:s/>. </text:p>
      <text:p text:style-name="Standard"/>
      <table:table table:name="Table3" table:style-name="Table3">
        <table:table-column table:style-name="Table3.A"/>
        <table:table-column table:style-name="Table3.B"/>
        <table:table-row>
          <table:table-cell table:style-name="Table3.A1" office:value-type="string">
            <text:p text:style-name="Standard">'nsubj': ['taken-5', '53-1']</text:p>
          </table:table-cell>
          <table:table-cell table:style-name="Table3.B1" office:value-type="string">
            <text:p text:style-name="Standard">taken-5 <text:s text:c="2"/>is-Arg0 <text:s text:c="2"/>53-1 </text:p>
          </table:table-cell>
        </table:table-row>
        <table:table-row>
          <table:table-cell table:style-name="Table3.A2" office:value-type="string">
            <text:p text:style-name="Standard">'num': ['samples-4', '55-3']</text:p>
          </table:table-cell>
          <table:table-cell table:style-name="Table3.B2" office:value-type="string">
            <text:p text:style-name="Standard">samples-4 <text:s text:c="2"/>number <text:s text:c="2"/>55-3 </text:p>
          </table:table-cell>
        </table:table-row>
        <table:table-row>
          <table:table-cell table:style-name="Table3.A2" office:value-type="string">
            <text:p text:style-name="Standard">'prep_of': ['53-1', 'samples-4']</text:p>
          </table:table-cell>
          <table:table-cell table:style-name="Table3.B2" office:value-type="string">
            <text:p text:style-name="Standard">53-1 <text:s text:c="2"/>of <text:s text:c="2"/>samples-4 </text:p>
          </table:table-cell>
        </table:table-row>
        <table:table-row>
          <table:table-cell table:style-name="Table3.A2" office:value-type="string">
            <text:p text:style-name="Standard">'root': ['ROOT-0', 'taken-5']</text:p>
          </table:table-cell>
          <table:table-cell table:style-name="Table3.B2" office:value-type="string">
            <text:p text:style-name="Table_20_Contents"/>
          </table:table-cell>
        </table:table-row>
        <table:table-row>
          <table:table-cell table:style-name="Table3.A2" office:value-type="string">
            <text:p text:style-name="Standard">'amod': ['packages-8', 'intact-7']</text:p>
          </table:table-cell>
          <table:table-cell table:style-name="Table3.B2" office:value-type="string">
            <text:p text:style-name="Standard">packages-8 <text:s text:c="2"/>is <text:s text:c="2"/>intact-7 </text:p>
          </table:table-cell>
        </table:table-row>
        <table:table-row>
          <table:table-cell table:style-name="Table3.A2" office:value-type="string">
            <text:p text:style-name="Standard">'prep_from': ['taken-5', 'packages-8']</text:p>
          </table:table-cell>
          <table:table-cell table:style-name="Table3.B2" office:value-type="string">
            <text:p text:style-name="Standard">taken-5 <text:s text:c="2"/>from <text:s text:c="2"/>packages-8 </text:p>
          </table:table-cell>
        </table:table-row>
        <table:table-row>
          <table:table-cell table:style-name="Table3.A2" office:value-type="string">
            <text:p text:style-name="Standard">'amod': ['scrape-14', 'frozen-10']</text:p>
          </table:table-cell>
          <table:table-cell table:style-name="Table3.B2" office:value-type="string">
            <text:p text:style-name="Standard">scrape-14 <text:s text:c="2"/>is <text:s text:c="2"/>frozen-10 </text:p>
          </table:table-cell>
        </table:table-row>
        <table:table-row>
          <table:table-cell table:style-name="Table3.A2" office:value-type="string">
            <text:p text:style-name="Standard">'amod': ['scrape-14', 'yellow-11']</text:p>
          </table:table-cell>
          <table:table-cell table:style-name="Table3.B2" office:value-type="string">
            <text:p text:style-name="Standard">scrape-14 <text:s text:c="2"/>is <text:s text:c="2"/>yellow-11 </text:p>
          </table:table-cell>
        </table:table-row>
        <table:table-row>
          <table:table-cell table:style-name="Table3.A2" office:value-type="string">
            <text:p text:style-name="Standard">'nn': ['scrape-14', 'fin-12']</text:p>
          </table:table-cell>
          <table:table-cell table:style-name="Table3.B2" office:value-type="string">
            <text:p text:style-name="Standard">scrape-14 <text:s text:c="2"/>-- <text:s text:c="2"/>fin-12 </text:p>
          </table:table-cell>
        </table:table-row>
        <table:table-row>
          <table:table-cell table:style-name="Table3.A2" office:value-type="string">
            <text:p text:style-name="Standard">'nn': ['scrape-14', 'tuna-13']</text:p>
          </table:table-cell>
          <table:table-cell table:style-name="Table3.B2" office:value-type="string">
            <text:p text:style-name="Standard">scrape-14 <text:s text:c="2"/>-- <text:s text:c="2"/>tuna-13 </text:p>
          </table:table-cell>
        </table:table-row>
        <table:table-row>
          <table:table-cell table:style-name="Table3.A2" office:value-type="string">
            <text:p text:style-name="Standard">'prep_of': ['packages-8', 'scrape-14']</text:p>
          </table:table-cell>
          <table:table-cell table:style-name="Table3.B2" office:value-type="string">
            <text:p text:style-name="Standard">packages-8 <text:s text:c="2"/>of <text:s text:c="2"/>scrape-14 </text:p>
          </table:table-cell>
        </table:table-row>
        <table:table-row>
          <table:table-cell table:style-name="Table3.A2" office:value-type="string">
            <text:p text:style-name="Standard">'prep_from': ['taken-5', 'sushi-16']</text:p>
          </table:table-cell>
          <table:table-cell table:style-name="Table3.B2" office:value-type="string">
            <text:p text:style-name="Standard">taken-5 <text:s text:c="2"/>from <text:s text:c="2"/>sushi-16 </text:p>
          </table:table-cell>
        </table:table-row>
      </table:table>
      <text:p text:style-name="Standard"/>
      <text:p text:style-name="Standard">samples-4 <text:s text:c="2"/>number <text:s text:c="2"/>55-3 </text:p>
      <text:p text:style-name="Standard">53-1 <text:s text:c="2"/>of <text:s text:c="2"/>samples-4 </text:p>
      <text:p text:style-name="Standard">packages-8 <text:s text:c="2"/>is <text:s text:c="2"/>intact-7 </text:p>
      <text:p text:style-name="Standard">scrape-14 <text:s text:c="2"/>is <text:s text:c="2"/>frozen-10 </text:p>
      <text:p text:style-name="Standard">scrape-14 <text:s text:c="2"/>is <text:s text:c="2"/>yellow-11 </text:p>
      <text:p text:style-name="Standard">scrape-14 <text:s text:c="2"/>-- <text:s text:c="2"/>fin-12 </text:p>
      <text:p text:style-name="Standard"><text:soft-page-break/>scrape-14 <text:s text:c="2"/>-- <text:s text:c="2"/>tuna-13 </text:p>
      <text:p text:style-name="Standard">packages-8 <text:s text:c="2"/>of <text:s text:c="2"/>scrape-14 </text:p>
      <text:p text:style-name="Standard">53-1 <text:s text:c="2"/>taken-from <text:s text:c="2"/>packages-8 </text:p>
      <text:p text:style-name="Standard">53-1 <text:s text:c="2"/>taken-from <text:s text:c="2"/>sushi-16 </text:p>
      <text:p text:style-name="Standard"/>
      <text:p text:style-name="Standard"/>
      <text:p text:style-name="Standard">4- sushi prepared with the scrape tuna product <text:s/>.</text:p>
      <table:table table:name="Table4" table:style-name="Table4">
        <table:table-column table:style-name="Table4.A"/>
        <table:table-column table:style-name="Table4.B"/>
        <table:table-row>
          <table:table-cell table:style-name="Table4.A1" office:value-type="string">
            <text:p text:style-name="Standard">'nsubj': ['prepared-2', 'sushi-1']</text:p>
          </table:table-cell>
          <table:table-cell table:style-name="Table4.B1" office:value-type="string">
            <text:p text:style-name="Standard">prepared-2 <text:s text:c="2"/>is-Arg0 <text:s text:c="2"/>sushi-1 </text:p>
          </table:table-cell>
        </table:table-row>
        <table:table-row>
          <table:table-cell table:style-name="Table4.A2" office:value-type="string">
            <text:p text:style-name="Standard">'root': ['ROOT-0', 'prepared-2']</text:p>
          </table:table-cell>
          <table:table-cell table:style-name="Table4.B2" office:value-type="string">
            <text:p text:style-name="Table_20_Contents"/>
          </table:table-cell>
        </table:table-row>
        <table:table-row>
          <table:table-cell table:style-name="Table4.A2" office:value-type="string">
            <text:p text:style-name="Standard">'det': ['product-7', 'the-4']</text:p>
          </table:table-cell>
          <table:table-cell table:style-name="Table4.B2" office:value-type="string">
            <text:p text:style-name="Standard"/>
          </table:table-cell>
        </table:table-row>
        <table:table-row>
          <table:table-cell table:style-name="Table4.A2" office:value-type="string">
            <text:p text:style-name="Standard">'nn': ['product-7', 'scrape-5']</text:p>
          </table:table-cell>
          <table:table-cell table:style-name="Table4.B2" office:value-type="string">
            <text:p text:style-name="Standard">product-7 <text:s text:c="2"/>-- <text:s text:c="2"/>scrape-5 </text:p>
          </table:table-cell>
        </table:table-row>
        <table:table-row>
          <table:table-cell table:style-name="Table4.A2" office:value-type="string">
            <text:p text:style-name="Standard">'nn': ['product-7', 'tuna-6']</text:p>
          </table:table-cell>
          <table:table-cell table:style-name="Table4.B2" office:value-type="string">
            <text:p text:style-name="Standard">product-7 <text:s text:c="2"/>-- <text:s text:c="2"/>tuna-6 </text:p>
          </table:table-cell>
        </table:table-row>
        <table:table-row>
          <table:table-cell table:style-name="Table4.A2" office:value-type="string">
            <text:p text:style-name="Standard">'prep_with': ['prepared-2', 'product-7']</text:p>
          </table:table-cell>
          <table:table-cell table:style-name="Table4.B2" office:value-type="string">
            <text:p text:style-name="Standard">prepared-2 <text:s text:c="2"/>with <text:s text:c="2"/>product-7 </text:p>
          </table:table-cell>
        </table:table-row>
      </table:table>
      <text:p text:style-name="Standard"/>
      <text:p text:style-name="Standard">product-7 <text:s text:c="2"/>-- <text:s text:c="2"/>scrape-5 </text:p>
      <text:p text:style-name="Standard">product-7 <text:s text:c="2"/>-- <text:s text:c="2"/>tuna-6 </text:p>
      <text:p text:style-name="Standard">sushi-1 <text:s text:c="2"/>prepared-with <text:s text:c="2"/>product-7 </text:p>
      <text:p text:style-name="Standard"/>
      <text:p text:style-name="Standard">5-the implicated scrape tuna product <text:s/>.</text:p>
      <text:p text:style-name="Standard"/>
      <table:table table:name="Table5" table:style-name="Table5">
        <table:table-column table:style-name="Table5.A"/>
        <table:table-column table:style-name="Table5.B"/>
        <table:table-row>
          <table:table-cell table:style-name="Table5.A1" office:value-type="string">
            <text:p text:style-name="Standard">'det': ['product-5', 'the-1']</text:p>
          </table:table-cell>
          <table:table-cell table:style-name="Table5.B1" office:value-type="string">
            <text:p text:style-name="Table_20_Contents"/>
          </table:table-cell>
        </table:table-row>
        <table:table-row>
          <table:table-cell table:style-name="Table5.A2" office:value-type="string">
            <text:p text:style-name="Standard">'amod': ['product-5', 'implicated-2']</text:p>
          </table:table-cell>
          <table:table-cell table:style-name="Table5.B2" office:value-type="string">
            <text:p text:style-name="Standard">product-5 <text:s text:c="2"/>is <text:s text:c="2"/>implicated-2 </text:p>
          </table:table-cell>
        </table:table-row>
        <table:table-row>
          <table:table-cell table:style-name="Table5.A2" office:value-type="string">
            <text:p text:style-name="Standard">'nn': ['product-5', 'scrape-3']</text:p>
          </table:table-cell>
          <table:table-cell table:style-name="Table5.B2" office:value-type="string">
            <text:p text:style-name="Standard">product-5 <text:s text:c="2"/>-- <text:s text:c="2"/>scrape-3 </text:p>
          </table:table-cell>
        </table:table-row>
        <table:table-row>
          <table:table-cell table:style-name="Table5.A2" office:value-type="string">
            <text:p text:style-name="Standard">'nn': ['product-5', 'tuna-4']</text:p>
          </table:table-cell>
          <table:table-cell table:style-name="Table5.B2" office:value-type="string">
            <text:p text:style-name="Standard">product-5 <text:s text:c="2"/>-- <text:s text:c="2"/>tuna-4</text:p>
          </table:table-cell>
        </table:table-row>
        <table:table-row>
          <table:table-cell table:style-name="Table5.A2" office:value-type="string">
            <text:p text:style-name="Standard">'root': ['ROOT-0', 'product-5']</text:p>
          </table:table-cell>
          <table:table-cell table:style-name="Table5.B2" office:value-type="string">
            <text:p text:style-name="Table_20_Contents"/>
          </table:table-cell>
        </table:table-row>
      </table:table>
      <text:p text:style-name="Standard"/>
      <text:p text:style-name="Standard">product-5 <text:s text:c="2"/>is <text:s text:c="2"/>implicated-2 </text:p>
      <text:p text:style-name="Standard">product-5 <text:s text:c="2"/>-- <text:s text:c="2"/>scrape-3 </text:p>
      <text:p text:style-name="Standard">product-5 <text:s text:c="2"/>-- <text:s text:c="2"/>tuna-4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cess:</text:p>
      <text:p text:style-name="Standard">1- a sentence is splitted into several small sentences based on the verbs inside :</text:p>
      <text:p text:style-name="P4">1-1 verbs are detected using senna output on our complete sentence. Senna output on column 2 indicates whether a token is a VB or not , so in this step I'm collecting all VBNs detected in senna. VBNs</text:p>
      <text:p text:style-name="P4"/>
      <text:p text:style-name="P4">1-2 all dependecies among tokens are then collected from stanford output, so based on them I can find the relevant tokens to each verb in order to repeat them again as I'm recreating the simpler sentences. Preps </text:p>
      <text:p text:style-name="P4"/>
      <text:p text:style-name="P4">1-3 then I'm collecting all <text:s/>dependencies without the name of dependencies , in allDeps. The reason for doing this traveling through the paths of all connected tokens until reaching a verb.</text:p>
      <text:p text:style-name="P4"/>
      <text:p text:style-name="P4">1-4 for each verb in VBNs , verblinks takes the verb and the full sentence, and alldeps, and finds all connected tokens to that verb , these paths also include toke-token relationships</text:p>
      <text:p text:style-name="P4"/>
      <text:p text:style-name="P4">1-5 based on the list generated from the previous step, I recreate a sentence containing all tokens in the list from the “complete sentence” , scanverb()</text:p>
      <text:p text:style-name="P4"/>
      <text:p text:style-name="P4">1-6 now the sentence is created and stored in a temporary file in /code folder “test_input.txt”</text:p>
      <text:p text:style-name="P4"/>
      <text:p text:style-name="P4"/>
      <text:p text:style-name="P6">2- For each simplified sentence, I send the sentence to translateSent() , which returns a list of all statements mined from the sentence.</text:p>
      <text:p text:style-name="P6"><text:tab/></text:p>
      <text:p text:style-name="P6"><text:tab/>Senna:</text:p>
      <text:p text:style-name="P4">2-1 generating triples consists of 2 main parts, senna statements and stanford statements</text:p>
      <text:p text:style-name="P4">2-2 in senna statements , the raw sentence is first sent to senna parser to generate labels for tokens, and for each token a list of features is stored in Senn. </text:p>
      <text:p text:style-name="P4">2-3 based on the verb , I create a .01 version for the verb and seek for all relevant roles in Propbank library. roleFinder()</text:p>
      <text:p text:style-name="P4">2-4 <text:s/>role labels are only assigned to the closest tokens to the verbs so by verbRelatives() , I find all tokens directly connected to verb. And for any token inside this list if the <text:s/>4th column is assigned a Arg value it will be replace with proper role name discovered from roleFinder(), triples have the pattern of token is role . </text:p>
      <text:p text:style-name="P4">In case that a role is not mentioned the arg will be left intact.</text:p>
      <text:p text:style-name="P4">2-5 in this step I also add statements with NER feature such as Pennsylvania , Maryland az location, NER column is the 2nd column of senna output.</text:p>
      <text:p text:style-name="P4"/>
      <text:list xml:id="list1096231780" text:style-name="L1">
        <text:list-item>
          <text:p text:style-name="P5">before adding any triple, I first send the tokens through a process of stemming and singularity. Meaning that if a word is not started with an Uppercase letter , I first check if it is a number or not because numbers are not allowed to enter this process. For a non-number word I make a temporary singular form of it , if it is different from the original one I send the word to spell-checking function , then the word is sent to stem() function and again if the stem form is different from the original one I check that in spell-checking step .</text:p>
        </text:list-item>
        <text:list-item>
          <text:p text:style-name="P5">I do this to generalize the tokens , such as laboratories to laboratory or testing to test.</text:p>
        </text:list-item>
      </text:list>
      <text:p text:style-name="P4"/>
      <text:p text:style-name="P4">Stanford:</text:p>
      <text:p text:style-name="P4">2-1 <text:s/>I am assuming that the re-created sentence has the same root as the previous version's. So I search for the root of newly generated stanford output on simple sentence . If the root is the same as vlist-root , the triples of Stan go through the loops of translation , some of <text:soft-page-break/>predicates are translated in dictionary{} but not all of them , and the assumption is to only include translated (important) ones. <text:s/>Again the tokens go through singularity-stem-spell checking process.</text:p>
      <text:p text:style-name="P4">2-2 another main step is translating a verb as a name of a relationship. So the subjects of the sentence are collected in subjects[] and any other token directly connected to verb are gathered as objects[]. Then, extra statements are generated by any terms from subjects-verb- to all objects. </text:p>
      <text:p text:style-name="P4">In fact , I'm keeping (token1-verb) and (verb-token2) dependecneis to transform into token1-verb-token2 relations.</text:p>
      <text:p text:style-name="P4"/>
      <text:p text:style-name="P4">2-3 <text:s/>sometimes stanford doesn't recognize the same root for the re-created sentence. A we have only 1 verb per sentence, the only chance for a different root is a non-verb root. This step is covered in else section of stanford translation. Obviousley there is no subject dependencies in stanford output. The translation consists of any token involved in a relation with another token. Relation is translated by dictionary{} . All qualified statements are added to Sts[]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ia </meta:initial-creator>
    <meta:creation-date>2013-01-27T12:10:26</meta:creation-date>
    <dc:date>2013-01-31T16:49:29</dc:date>
    <dc:creator>kimia </dc:creator>
    <meta:editing-duration>P2DT3H25M12S</meta:editing-duration>
    <meta:editing-cycles>6</meta:editing-cycles>
    <meta:generator>LibreOffice/3.5$Linux_X86_64 LibreOffice_project/350m1$Build-2</meta:generator>
    <meta:document-statistic meta:table-count="5" meta:image-count="0" meta:object-count="0" meta:page-count="5" meta:paragraph-count="152" meta:word-count="1203" meta:character-count="8710" meta:non-whitespace-character-count="7267"/>
  </office:meta>
</office:document-meta>
</file>